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1.75cm" fo:min-width="18.5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6.75cm" fo:min-width="16.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5cm" fo:min-width="2.5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2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cm" svg:height="7cm" svg:x="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cm" svg:y="4cm">
          <text:p text:style-name="P3">Liste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cm" svg:y="7cm">
          <text:p text:style-name="P3">Source #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2cm" svg:x="7cm" svg:y="7cm">
          <text:p text:style-name="P3">Source #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2cm" svg:x="11cm" svg:y="7cm">
          <text:p text:style-name="P3">Source #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2cm" svg:x="15cm" svg:y="7cm">
          <text:p text:style-name="P3">Source #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2cm" svg:x="3cm" svg:y="11cm">
          <text:p text:style-name="P3">Buffer #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2cm" svg:x="7cm" svg:y="11cm">
          <text:p text:style-name="P3">Buffer #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2cm" svg:x="11cm" svg:y="11cm">
          <text:p text:style-name="P3">Buffer #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2cm" svg:x="15cm" svg:y="11cm">
          <text:p text:style-name="P3">Buffer #4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9cm" svg:height="1cm" svg:x="1cm" svg:y="1cm">
          <draw:text-box>
            <text:p>Device</text:p>
          </draw:text-box>
        </draw:frame>
        <draw:frame draw:style-name="gr5" draw:text-style-name="P4" draw:layer="layout" svg:width="5cm" svg:height="0.962cm" svg:x="7cm" svg:y="5cm">
          <draw:text-box>
            <text:p>Context</text:p>
          </draw:text-box>
        </draw:frame>
        <draw:frame draw:style-name="gr6" draw:text-style-name="P4" draw:layer="layout" svg:width="0.502cm" svg:height="0.962cm" svg:x="14.9cm" svg:y="5.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3:20:12.680953764</meta:creation-date>
    <dc:date>2017-04-21T14:38:52.148685860</dc:date>
    <meta:editing-duration>PT48M18S</meta:editing-duration>
    <meta:editing-cycles>3</meta:editing-cycles>
    <meta:generator>LibreOffice/5.1.4.2$Linux_X86_64 LibreOffice_project/10m0$Build-2</meta:generator>
    <meta:document-statistic meta:object-count="14"/>
  </office:meta>
</office:document-meta>
</file>